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30" table:style-name="ta1">
        <table:shapes>
          <draw:frame draw:z-index="0" draw:style-name="gr1" draw:text-style-name="P1" svg:width="6.2988in" svg:height="3.5429in" svg:x="4.426in" svg:y="0.9665in">
            <draw:object draw:notify-on-update-of-ranges="n30.C2:n30.C10 n30.A1:n30.A1 n30.A2:n30.A10 n30.B1:n30.B1 n30.B2:n30.B1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 table:style-name="Default"/>
        </table:table-row>
        <table:table-row table:style-name="ro1">
          <table:table-cell office:value-type="float" office:value="91.7969" calcext:value-type="float">
            <text:p>91.7969</text:p>
          </table:table-cell>
          <table:table-cell office:value-type="float" office:value="85.3801169590643" calcext:value-type="float">
            <text:p>85.3801169591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2.967" calcext:value-type="float">
            <text:p>92.967</text:p>
          </table:table-cell>
          <table:table-cell office:value-type="float" office:value="90.3508771929825" calcext:value-type="float">
            <text:p>90.350877193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4.2211" calcext:value-type="float">
            <text:p>94.2211</text:p>
          </table:table-cell>
          <table:table-cell office:value-type="float" office:value="89.9749373433584" calcext:value-type="float">
            <text:p>89.9749373434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4.4282" calcext:value-type="float">
            <text:p>94.4282</text:p>
          </table:table-cell>
          <table:table-cell office:value-type="float" office:value="92.6900584795322" calcext:value-type="float">
            <text:p>92.6900584795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2.9577" calcext:value-type="float">
            <text:p>92.9577</text:p>
          </table:table-cell>
          <table:table-cell office:value-type="float" office:value="87.719298245614" calcext:value-type="float">
            <text:p>87.7192982456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3.4211" calcext:value-type="float">
            <text:p>93.4211</text:p>
          </table:table-cell>
          <table:table-cell office:value-type="float" office:value="91.6666666666667" calcext:value-type="float">
            <text:p>91.6666666667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5.9064" calcext:value-type="float">
            <text:p>95.9064</text:p>
          </table:table-cell>
          <table:table-cell office:value-type="float" office:value="92.9824561403509" calcext:value-type="float">
            <text:p>92.9824561404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4.7368" calcext:value-type="float">
            <text:p>94.7368</text:p>
          </table:table-cell>
          <table:table-cell office:value-type="float" office:value="93.859649122807" calcext:value-type="float">
            <text:p>93.8596491228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4.7368" calcext:value-type="float">
            <text:p>94.7368</text:p>
          </table:table-cell>
          <table:table-cell office:value-type="float" office:value="94.7368421052632" calcext:value-type="float">
            <text:p>94.7368421053</text:p>
          </table:table-cell>
          <table:table-cell office:value-type="percentage" office:value="0.9" calcext:value-type="percentage">
            <text:p>90.00%</text:p>
          </table:table-cell>
        </table:table-row>
      </table:table>
      <table:table table:name="n20" table:style-name="ta1">
        <table:shapes>
          <draw:frame draw:z-index="0" draw:style-name="gr1" draw:text-style-name="P1" svg:width="6.2988in" svg:height="3.5429in" svg:x="4.426in" svg:y="0.9665in">
            <draw:object draw:notify-on-update-of-ranges="n20.C2:n20.C10 n20.A1:n20.A1 n20.A2:n20.A10 n20.B1:n20.B1 n20.B2:n20.B1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 table:style-name="Default"/>
        </table:table-row>
        <table:table-row table:style-name="ro1">
          <table:table-cell office:value-type="float" office:value="93.75" calcext:value-type="float">
            <text:p>93.75</text:p>
          </table:table-cell>
          <table:table-cell office:value-type="float" office:value="91.2280701754386" calcext:value-type="float">
            <text:p>91.2280701754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5.1648" calcext:value-type="float">
            <text:p>95.1648</text:p>
          </table:table-cell>
          <table:table-cell office:value-type="float" office:value="90.3508771929825" calcext:value-type="float">
            <text:p>90.350877193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3.9698" calcext:value-type="float">
            <text:p>93.9698</text:p>
          </table:table-cell>
          <table:table-cell office:value-type="float" office:value="91.4786967418546" calcext:value-type="float">
            <text:p>91.4786967419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4.7214" calcext:value-type="float">
            <text:p>94.7214</text:p>
          </table:table-cell>
          <table:table-cell office:value-type="float" office:value="90.9356725146199" calcext:value-type="float">
            <text:p>90.9356725146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3.3099" calcext:value-type="float">
            <text:p>93.3099</text:p>
          </table:table-cell>
          <table:table-cell office:value-type="float" office:value="91.9298245614035" calcext:value-type="float">
            <text:p>91.9298245614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3.4211" calcext:value-type="float">
            <text:p>93.4211</text:p>
          </table:table-cell>
          <table:table-cell office:value-type="float" office:value="94.2982456140351" calcext:value-type="float">
            <text:p>94.298245614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5.3216" calcext:value-type="float">
            <text:p>95.3216</text:p>
          </table:table-cell>
          <table:table-cell office:value-type="float" office:value="94.1520467836257" calcext:value-type="float">
            <text:p>94.1520467836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4.7368" calcext:value-type="float">
            <text:p>94.7368</text:p>
          </table:table-cell>
          <table:table-cell office:value-type="float" office:value="92.9824561403509" calcext:value-type="float">
            <text:p>92.9824561404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4.7368" calcext:value-type="float">
            <text:p>94.7368</text:p>
          </table:table-cell>
          <table:table-cell office:value-type="float" office:value="92.9824561403509" calcext:value-type="float">
            <text:p>92.9824561404</text:p>
          </table:table-cell>
          <table:table-cell office:value-type="percentage" office:value="0.9" calcext:value-type="percentage">
            <text:p>90.00%</text:p>
          </table:table-cell>
        </table:table-row>
      </table:table>
      <table:table table:name="n10" table:style-name="ta1">
        <table:shapes>
          <draw:frame draw:z-index="0" draw:style-name="gr1" draw:text-style-name="P1" svg:width="6.2988in" svg:height="3.5429in" svg:x="4.426in" svg:y="0.9665in">
            <draw:object draw:notify-on-update-of-ranges="n10.C2:n10.C10 n10.A1:n10.A1 n10.A2:n10.A10 n10.B1:n10.B1 n10.B2:n10.B1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 table:style-name="Default"/>
        </table:table-row>
        <table:table-row table:style-name="ro1">
          <table:table-cell office:value-type="float" office:value="95.1172" calcext:value-type="float">
            <text:p>95.1172</text:p>
          </table:table-cell>
          <table:table-cell office:value-type="float" office:value="89.083820662768" calcext:value-type="float">
            <text:p>89.0838206628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4.0659" calcext:value-type="float">
            <text:p>94.0659</text:p>
          </table:table-cell>
          <table:table-cell office:value-type="float" office:value="92.3245614035088" calcext:value-type="float">
            <text:p>92.3245614035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3.4673" calcext:value-type="float">
            <text:p>93.4673</text:p>
          </table:table-cell>
          <table:table-cell office:value-type="float" office:value="88.4711779448622" calcext:value-type="float">
            <text:p>88.4711779449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4.7214" calcext:value-type="float">
            <text:p>94.7214</text:p>
          </table:table-cell>
          <table:table-cell office:value-type="float" office:value="89.1812865497076" calcext:value-type="float">
            <text:p>89.1812865497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5.0704" calcext:value-type="float">
            <text:p>95.0704</text:p>
          </table:table-cell>
          <table:table-cell office:value-type="float" office:value="92.280701754386" calcext:value-type="float">
            <text:p>92.2807017544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5.1754" calcext:value-type="float">
            <text:p>95.1754</text:p>
          </table:table-cell>
          <table:table-cell office:value-type="float" office:value="93.4210526315789" calcext:value-type="float">
            <text:p>93.4210526316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6.4912" calcext:value-type="float">
            <text:p>96.4912</text:p>
          </table:table-cell>
          <table:table-cell office:value-type="float" office:value="95.906432748538" calcext:value-type="float">
            <text:p>95.9064327485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5.614" calcext:value-type="float">
            <text:p>95.614</text:p>
          </table:table-cell>
          <table:table-cell office:value-type="float" office:value="98.2456140350877" calcext:value-type="float">
            <text:p>98.2456140351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6.4912" calcext:value-type="float">
            <text:p>96.4912</text:p>
          </table:table-cell>
          <table:table-cell office:value-type="float" office:value="89.4736842105263" calcext:value-type="float">
            <text:p>89.4736842105</text:p>
          </table:table-cell>
          <table:table-cell office:value-type="percentage" office:value="0.9" calcext:value-type="percentage">
            <text:p>90.00%</text:p>
          </table:table-cell>
        </table:table-row>
      </table:table>
      <table:table table:name="n5" table:style-name="ta1">
        <table:shapes>
          <draw:frame draw:z-index="0" draw:style-name="gr1" draw:text-style-name="P1" svg:width="6.2988in" svg:height="3.5429in" svg:x="4.426in" svg:y="0.9665in">
            <draw:object draw:notify-on-update-of-ranges="n5.C2:n5.C10 n5.A1:n5.A1 n5.A2:n5.A10 n5.B1:n5.B1 n5.B2:n5.B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 table:style-name="Default"/>
        </table:table-row>
        <table:table-row table:style-name="ro1">
          <table:table-cell office:value-type="float" office:value="91.9922" calcext:value-type="float">
            <text:p>91.9922</text:p>
          </table:table-cell>
          <table:table-cell office:value-type="float" office:value="88.6939571150097" calcext:value-type="float">
            <text:p>88.693957115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3.4066" calcext:value-type="float">
            <text:p>93.4066</text:p>
          </table:table-cell>
          <table:table-cell office:value-type="float" office:value="89.6929824561403" calcext:value-type="float">
            <text:p>89.6929824561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4.2211" calcext:value-type="float">
            <text:p>94.2211</text:p>
          </table:table-cell>
          <table:table-cell office:value-type="float" office:value="88.9724310776942" calcext:value-type="float">
            <text:p>88.9724310777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5.3079" calcext:value-type="float">
            <text:p>95.3079</text:p>
          </table:table-cell>
          <table:table-cell office:value-type="float" office:value="92.6900584795322" calcext:value-type="float">
            <text:p>92.6900584795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5.0704" calcext:value-type="float">
            <text:p>95.0704</text:p>
          </table:table-cell>
          <table:table-cell office:value-type="float" office:value="92.280701754386" calcext:value-type="float">
            <text:p>92.2807017544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4.7368" calcext:value-type="float">
            <text:p>94.7368</text:p>
          </table:table-cell>
          <table:table-cell office:value-type="float" office:value="92.5438596491228" calcext:value-type="float">
            <text:p>92.5438596491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6.4912" calcext:value-type="float">
            <text:p>96.4912</text:p>
          </table:table-cell>
          <table:table-cell office:value-type="float" office:value="92.3976608187135" calcext:value-type="float">
            <text:p>92.3976608187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7.3684" calcext:value-type="float">
            <text:p>97.3684</text:p>
          </table:table-cell>
          <table:table-cell office:value-type="float" office:value="95.6140350877193" calcext:value-type="float">
            <text:p>95.6140350877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6.4912" calcext:value-type="float">
            <text:p>96.4912</text:p>
          </table:table-cell>
          <table:table-cell office:value-type="float" office:value="91.2280701754386" calcext:value-type="float">
            <text:p>91.2280701754</text:p>
          </table:table-cell>
          <table:table-cell office:value-type="percentage" office:value="0.9" calcext:value-type="percentage">
            <text:p>90.00%</text:p>
          </table:table-cell>
        </table:table-row>
      </table:table>
      <table:table table:name="n3" table:style-name="ta1">
        <table:shapes>
          <draw:frame draw:z-index="0" draw:style-name="gr1" draw:text-style-name="P1" svg:width="6.2988in" svg:height="3.5429in" svg:x="4.426in" svg:y="0.9665in">
            <draw:object draw:notify-on-update-of-ranges="n3.C2:n3.C10 n3.A1:n3.A1 n3.A2:n3.A10 n3.B1:n3.B1 n3.B2:n3.B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 table:style-name="Default"/>
        </table:table-row>
        <table:table-row table:style-name="ro1">
          <table:table-cell office:value-type="float" office:value="92.7734" calcext:value-type="float">
            <text:p>92.7734</text:p>
          </table:table-cell>
          <table:table-cell office:value-type="float" office:value="90.0584795321637" calcext:value-type="float">
            <text:p>90.0584795322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4.2857" calcext:value-type="float">
            <text:p>94.2857</text:p>
          </table:table-cell>
          <table:table-cell office:value-type="float" office:value="92.1052631578947" calcext:value-type="float">
            <text:p>92.1052631579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4.2211" calcext:value-type="float">
            <text:p>94.2211</text:p>
          </table:table-cell>
          <table:table-cell office:value-type="float" office:value="92.9824561403509" calcext:value-type="float">
            <text:p>92.9824561404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6.1877" calcext:value-type="float">
            <text:p>96.1877</text:p>
          </table:table-cell>
          <table:table-cell office:value-type="float" office:value="92.9824561403509" calcext:value-type="float">
            <text:p>92.9824561404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4.7183" calcext:value-type="float">
            <text:p>94.7183</text:p>
          </table:table-cell>
          <table:table-cell office:value-type="float" office:value="94.3859649122807" calcext:value-type="float">
            <text:p>94.3859649123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5.1754" calcext:value-type="float">
            <text:p>95.1754</text:p>
          </table:table-cell>
          <table:table-cell office:value-type="float" office:value="92.1052631578947" calcext:value-type="float">
            <text:p>92.1052631579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6.4912" calcext:value-type="float">
            <text:p>96.4912</text:p>
          </table:table-cell>
          <table:table-cell office:value-type="float" office:value="90.0584795321637" calcext:value-type="float">
            <text:p>90.0584795322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7.3684" calcext:value-type="float">
            <text:p>97.3684</text:p>
          </table:table-cell>
          <table:table-cell office:value-type="float" office:value="93.859649122807" calcext:value-type="float">
            <text:p>93.8596491228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6.4912" calcext:value-type="float">
            <text:p>96.4912</text:p>
          </table:table-cell>
          <table:table-cell office:value-type="float" office:value="85.9649122807017" calcext:value-type="float">
            <text:p>85.9649122807</text:p>
          </table:table-cell>
          <table:table-cell office:value-type="percentage" office:value="0.9" calcext:value-type="percentage">
            <text:p>90.00%</text:p>
          </table:table-cell>
        </table:table-row>
      </table:table>
      <table:table table:name="n1" table:style-name="ta1">
        <table:shapes>
          <draw:frame draw:z-index="0" draw:style-name="gr1" draw:text-style-name="P1" svg:width="6.2988in" svg:height="3.5429in" svg:x="4.426in" svg:y="0.9665in">
            <draw:object draw:notify-on-update-of-ranges="n1.C2:n1.C10 n1.A1:n1.A1 n1.A2:n1.A10 n1.B1:n1.B1 n1.B2:n1.B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 table:style-name="Default"/>
        </table:table-row>
        <table:table-row table:style-name="ro1">
          <table:table-cell office:value-type="float" office:value="92.9688" calcext:value-type="float">
            <text:p>92.9688</text:p>
          </table:table-cell>
          <table:table-cell office:value-type="float" office:value="90.2534113060429" calcext:value-type="float">
            <text:p>90.253411306</text:p>
          </table:table-cell>
          <table:table-cell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93.8462" calcext:value-type="float">
            <text:p>93.8462</text:p>
          </table:table-cell>
          <table:table-cell office:value-type="float" office:value="91.0087719298246" calcext:value-type="float">
            <text:p>91.0087719298</text:p>
          </table:table-cell>
          <table:table-cell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93.7186" calcext:value-type="float">
            <text:p>93.7186</text:p>
          </table:table-cell>
          <table:table-cell office:value-type="float" office:value="91.4786967418546" calcext:value-type="float">
            <text:p>91.4786967419</text:p>
          </table:table-cell>
          <table:table-cell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95.0147" calcext:value-type="float">
            <text:p>95.0147</text:p>
          </table:table-cell>
          <table:table-cell office:value-type="float" office:value="91.812865497076" calcext:value-type="float">
            <text:p>91.8128654971</text:p>
          </table:table-cell>
          <table:table-cell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94.0141" calcext:value-type="float">
            <text:p>94.0141</text:p>
          </table:table-cell>
          <table:table-cell office:value-type="float" office:value="90.8771929824562" calcext:value-type="float">
            <text:p>90.8771929825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4.2982" calcext:value-type="float">
            <text:p>94.2982</text:p>
          </table:table-cell>
          <table:table-cell office:value-type="float" office:value="92.5438596491228" calcext:value-type="float">
            <text:p>92.5438596491</text:p>
          </table:table-cell>
          <table:table-cell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95.9064" calcext:value-type="float">
            <text:p>95.9064</text:p>
          </table:table-cell>
          <table:table-cell office:value-type="float" office:value="90.6432748538012" calcext:value-type="float">
            <text:p>90.6432748538</text:p>
          </table:table-cell>
          <table:table-cell office:value-type="percentage" office:value="0.7" calcext:value-type="percentage">
            <text:p>70.00%</text:p>
          </table:table-cell>
        </table:table-row>
        <table:table-row table:style-name="ro1">
          <table:table-cell office:value-type="float" office:value="95.614" calcext:value-type="float">
            <text:p>95.614</text:p>
          </table:table-cell>
          <table:table-cell office:value-type="float" office:value="85.9649122807017" calcext:value-type="float">
            <text:p>85.9649122807</text:p>
          </table:table-cell>
          <table:table-cell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94.7368" calcext:value-type="float">
            <text:p>94.7368</text:p>
          </table:table-cell>
          <table:table-cell office:value-type="float" office:value="94.7368421052632" calcext:value-type="float">
            <text:p>94.7368421053</text:p>
          </table:table-cell>
          <table:table-cell office:value-type="percentage" office:value="0.9" calcext:value-type="percentage">
            <text:p>9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00/00/0000</text:date>, <text:time style:data-style-name="N2" text:time-value="16:14:56.041565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00:02:59.625940036</meta:creation-date>
    <dc:date>2014-10-12T16:18:36.349176598</dc:date>
    <meta:editing-duration>P0D</meta:editing-duration>
    <meta:editing-cycles>3</meta:editing-cycles>
    <meta:generator>LibreOffice/4.2.5.2$Linux_x86 LibreOffice_project/420m0$Build-2</meta:generator>
    <meta:document-statistic meta:table-count="6" meta:cell-count="17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cm" svg:y="0.315cm" chart:style-name="ch2">
          <text:p>Resultados para el cojunto Wdbc</text:p>
        </chart:title>
        <chart:subtitle svg:x="5.233cm" svg:y="1.296cm" chart:style-name="ch3">
          <text:p>con División Porcentual y nN=1</text:p>
        </chart:subtitle>
        <chart:legend chart:legend-position="end" svg:x="12.835cm" svg:y="3.956cm" style:legend-expansion="high" chart:style-name="ch4"/>
        <chart:plot-area chart:style-name="ch5" table:cell-range-address="n1.B2:n1.C10 n1.A1:n1.A10 n1.B1:n1.B1" chart:data-source-has-labels="both" svg:x="1.328cm" svg:y="2.335cm" svg:width="10.868cm" svg:height="5.507cm">
          <chartooo:coordinate-region svg:x="2.129cm" svg:y="2.533cm" svg:width="10.028cm" svg:height="4.272cm"/>
          <chart:axis chart:dimension="x" chart:name="primary-x" chart:style-name="ch6" chartooo:axis-type="auto">
            <chartooo:date-scale/>
            <chart:title svg:x="5.906cm" svg:y="8.023cm" chart:style-name="ch7">
              <text:p>Particiones</text:p>
            </chart:title>
            <chart:categories table:cell-range-address="n1.C2:n1.C10"/>
          </chart:axis>
          <chart:axis chart:dimension="y" chart:name="primary-y" chart:style-name="ch8">
            <chart:title svg:x="0.451cm" svg:y="5.892cm" chart:style-name="ch9">
              <text:p>% Aciertos</text:p>
            </chart:title>
            <chart:grid chart:style-name="ch10" chart:class="major"/>
          </chart:axis>
          <chart:series chart:style-name="ch11" chart:values-cell-range-address="n1.A2:n1.A10" chart:label-cell-address="n1.A1:n1.A1" chart:class="chart:bar">
            <chart:data-point chart:repeated="9"/>
          </chart:series>
          <chart:series chart:style-name="ch12" chart:values-cell-range-address="n1.B2:n1.B10" chart:label-cell-address="n1.B1:n1.B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1.A1:n1.A1</svg:desc>
                </draw:g>
              </table:table-cell>
              <table:table-cell office:value-type="string">
                <text:p>Implementacion</text:p>
                <draw:g>
                  <svg:desc>n1.B1:n1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1.C2:n1.C10</svg:desc>
                </draw:g>
              </table:table-cell>
              <table:table-cell office:value-type="float" office:value="92.9688">
                <text:p>92.9688</text:p>
                <draw:g>
                  <svg:desc>n1.A2:n1.A10</svg:desc>
                </draw:g>
              </table:table-cell>
              <table:table-cell office:value-type="float" office:value="90.2534113060429">
                <text:p>90.2534113060429</text:p>
                <draw:g>
                  <svg:desc>n1.B2:n1.B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3.8462">
                <text:p>93.8462</text:p>
              </table:table-cell>
              <table:table-cell office:value-type="float" office:value="91.0087719298246">
                <text:p>91.0087719298246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3.7186">
                <text:p>93.7186</text:p>
              </table:table-cell>
              <table:table-cell office:value-type="float" office:value="91.4786967418546">
                <text:p>91.4786967418546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5.0147">
                <text:p>95.0147</text:p>
              </table:table-cell>
              <table:table-cell office:value-type="float" office:value="91.812865497076">
                <text:p>91.81286549707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4.0141">
                <text:p>94.0141</text:p>
              </table:table-cell>
              <table:table-cell office:value-type="float" office:value="90.8771929824562">
                <text:p>90.877192982456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4.2982">
                <text:p>94.2982</text:p>
              </table:table-cell>
              <table:table-cell office:value-type="float" office:value="92.5438596491228">
                <text:p>92.543859649122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5.9064">
                <text:p>95.9064</text:p>
              </table:table-cell>
              <table:table-cell office:value-type="float" office:value="90.6432748538012">
                <text:p>90.643274853801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5.614">
                <text:p>95.614</text:p>
              </table:table-cell>
              <table:table-cell office:value-type="float" office:value="85.9649122807017">
                <text:p>85.9649122807017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4.7368">
                <text:p>94.7368</text:p>
              </table:table-cell>
              <table:table-cell office:value-type="float" office:value="94.7368421052632">
                <text:p>94.73684210526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cm" svg:y="0.315cm" chart:style-name="ch2">
          <text:p>Resultados para el cojunto Wdbc</text:p>
        </chart:title>
        <chart:subtitle svg:x="5.233cm" svg:y="1.296cm" chart:style-name="ch3">
          <text:p>con División Porcentual y nN=3</text:p>
        </chart:subtitle>
        <chart:legend chart:legend-position="end" svg:x="12.835cm" svg:y="3.956cm" style:legend-expansion="high" chart:style-name="ch4"/>
        <chart:plot-area chart:style-name="ch5" table:cell-range-address="n3.B2:n3.C10 n3.A1:n3.A10 n3.B1:n3.B1" chart:data-source-has-labels="both" svg:x="1.328cm" svg:y="2.335cm" svg:width="10.868cm" svg:height="5.507cm">
          <chartooo:coordinate-region svg:x="2.129cm" svg:y="2.533cm" svg:width="10.028cm" svg:height="4.272cm"/>
          <chart:axis chart:dimension="x" chart:name="primary-x" chart:style-name="ch6" chartooo:axis-type="auto">
            <chartooo:date-scale/>
            <chart:title svg:x="5.906cm" svg:y="8.023cm" chart:style-name="ch7">
              <text:p>Particiones</text:p>
            </chart:title>
            <chart:categories table:cell-range-address="n3.C2:n3.C10"/>
          </chart:axis>
          <chart:axis chart:dimension="y" chart:name="primary-y" chart:style-name="ch8">
            <chart:title svg:x="0.451cm" svg:y="5.892cm" chart:style-name="ch9">
              <text:p>% Aciertos</text:p>
            </chart:title>
            <chart:grid chart:style-name="ch10" chart:class="major"/>
          </chart:axis>
          <chart:series chart:style-name="ch11" chart:values-cell-range-address="n3.A2:n3.A10" chart:label-cell-address="n3.A1:n3.A1" chart:class="chart:bar">
            <chart:data-point chart:repeated="9"/>
          </chart:series>
          <chart:series chart:style-name="ch12" chart:values-cell-range-address="n3.B2:n3.B10" chart:label-cell-address="n3.B1:n3.B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3.A1:n3.A1</svg:desc>
                </draw:g>
              </table:table-cell>
              <table:table-cell office:value-type="string">
                <text:p>Implementacion</text:p>
                <draw:g>
                  <svg:desc>n3.B1:n3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3.C2:n3.C10</svg:desc>
                </draw:g>
              </table:table-cell>
              <table:table-cell office:value-type="float" office:value="92.7734">
                <text:p>92.7734</text:p>
                <draw:g>
                  <svg:desc>n3.A2:n3.A10</svg:desc>
                </draw:g>
              </table:table-cell>
              <table:table-cell office:value-type="float" office:value="90.0584795321637">
                <text:p>90.0584795321637</text:p>
                <draw:g>
                  <svg:desc>n3.B2:n3.B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4.2857">
                <text:p>94.2857</text:p>
              </table:table-cell>
              <table:table-cell office:value-type="float" office:value="92.1052631578947">
                <text:p>92.1052631578947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4.2211">
                <text:p>94.2211</text:p>
              </table:table-cell>
              <table:table-cell office:value-type="float" office:value="92.9824561403509">
                <text:p>92.9824561403509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6.1877">
                <text:p>96.1877</text:p>
              </table:table-cell>
              <table:table-cell office:value-type="float" office:value="92.9824561403509">
                <text:p>92.982456140350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4.7183">
                <text:p>94.7183</text:p>
              </table:table-cell>
              <table:table-cell office:value-type="float" office:value="94.3859649122807">
                <text:p>94.3859649122807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5.1754">
                <text:p>95.1754</text:p>
              </table:table-cell>
              <table:table-cell office:value-type="float" office:value="92.1052631578947">
                <text:p>92.1052631578947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6.4912">
                <text:p>96.4912</text:p>
              </table:table-cell>
              <table:table-cell office:value-type="float" office:value="90.0584795321637">
                <text:p>90.058479532163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7.3684">
                <text:p>97.3684</text:p>
              </table:table-cell>
              <table:table-cell office:value-type="float" office:value="93.859649122807">
                <text:p>93.859649122807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6.4912">
                <text:p>96.4912</text:p>
              </table:table-cell>
              <table:table-cell office:value-type="float" office:value="85.9649122807017">
                <text:p>85.96491228070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cm" svg:y="0.315cm" chart:style-name="ch2">
          <text:p>Resultados para el cojunto Wdbc</text:p>
        </chart:title>
        <chart:subtitle svg:x="5.233cm" svg:y="1.296cm" chart:style-name="ch3">
          <text:p>con División Porcentual y nN=5</text:p>
        </chart:subtitle>
        <chart:legend chart:legend-position="end" svg:x="12.835cm" svg:y="3.956cm" style:legend-expansion="high" chart:style-name="ch4"/>
        <chart:plot-area chart:style-name="ch5" table:cell-range-address="n5.B2:n5.C10 n5.A1:n5.A10 n5.B1:n5.B1" chart:data-source-has-labels="both" svg:x="1.328cm" svg:y="2.335cm" svg:width="10.868cm" svg:height="5.507cm">
          <chartooo:coordinate-region svg:x="2.129cm" svg:y="2.533cm" svg:width="10.028cm" svg:height="4.272cm"/>
          <chart:axis chart:dimension="x" chart:name="primary-x" chart:style-name="ch6" chartooo:axis-type="auto">
            <chartooo:date-scale/>
            <chart:title svg:x="5.906cm" svg:y="8.023cm" chart:style-name="ch7">
              <text:p>Particiones</text:p>
            </chart:title>
            <chart:categories table:cell-range-address="n5.C2:n5.C10"/>
          </chart:axis>
          <chart:axis chart:dimension="y" chart:name="primary-y" chart:style-name="ch8">
            <chart:title svg:x="0.451cm" svg:y="5.892cm" chart:style-name="ch9">
              <text:p>% Aciertos</text:p>
            </chart:title>
            <chart:grid chart:style-name="ch10" chart:class="major"/>
          </chart:axis>
          <chart:series chart:style-name="ch11" chart:values-cell-range-address="n5.A2:n5.A10" chart:label-cell-address="n5.A1:n5.A1" chart:class="chart:bar">
            <chart:data-point chart:repeated="9"/>
          </chart:series>
          <chart:series chart:style-name="ch12" chart:values-cell-range-address="n5.B2:n5.B10" chart:label-cell-address="n5.B1:n5.B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5.A1:n5.A1</svg:desc>
                </draw:g>
              </table:table-cell>
              <table:table-cell office:value-type="string">
                <text:p>Implementacion</text:p>
                <draw:g>
                  <svg:desc>n5.B1:n5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5.C2:n5.C10</svg:desc>
                </draw:g>
              </table:table-cell>
              <table:table-cell office:value-type="float" office:value="91.9922">
                <text:p>91.9922</text:p>
                <draw:g>
                  <svg:desc>n5.A2:n5.A10</svg:desc>
                </draw:g>
              </table:table-cell>
              <table:table-cell office:value-type="float" office:value="88.6939571150097">
                <text:p>88.6939571150097</text:p>
                <draw:g>
                  <svg:desc>n5.B2:n5.B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3.4066">
                <text:p>93.4066</text:p>
              </table:table-cell>
              <table:table-cell office:value-type="float" office:value="89.6929824561403">
                <text:p>89.6929824561403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4.2211">
                <text:p>94.2211</text:p>
              </table:table-cell>
              <table:table-cell office:value-type="float" office:value="88.9724310776942">
                <text:p>88.9724310776942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5.3079">
                <text:p>95.3079</text:p>
              </table:table-cell>
              <table:table-cell office:value-type="float" office:value="92.6900584795322">
                <text:p>92.690058479532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5.0704">
                <text:p>95.0704</text:p>
              </table:table-cell>
              <table:table-cell office:value-type="float" office:value="92.280701754386">
                <text:p>92.28070175438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4.7368">
                <text:p>94.7368</text:p>
              </table:table-cell>
              <table:table-cell office:value-type="float" office:value="92.5438596491228">
                <text:p>92.543859649122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6.4912">
                <text:p>96.4912</text:p>
              </table:table-cell>
              <table:table-cell office:value-type="float" office:value="92.3976608187135">
                <text:p>92.397660818713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7.3684">
                <text:p>97.3684</text:p>
              </table:table-cell>
              <table:table-cell office:value-type="float" office:value="95.6140350877193">
                <text:p>95.6140350877193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6.4912">
                <text:p>96.4912</text:p>
              </table:table-cell>
              <table:table-cell office:value-type="float" office:value="91.2280701754386">
                <text:p>91.22807017543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cm" svg:y="0.315cm" chart:style-name="ch2">
          <text:p>Resultados para el cojunto Wdbc</text:p>
        </chart:title>
        <chart:subtitle svg:x="5.128cm" svg:y="1.296cm" chart:style-name="ch3">
          <text:p>con División Porcentual y nN=10</text:p>
        </chart:subtitle>
        <chart:legend chart:legend-position="end" svg:x="12.835cm" svg:y="3.956cm" style:legend-expansion="high" chart:style-name="ch4"/>
        <chart:plot-area chart:style-name="ch5" table:cell-range-address="n10.B2:n10.C10 n10.A1:n10.A10 n10.B1:n10.B1" chart:data-source-has-labels="both" svg:x="1.328cm" svg:y="2.335cm" svg:width="10.868cm" svg:height="5.507cm">
          <chartooo:coordinate-region svg:x="2.129cm" svg:y="2.533cm" svg:width="10.028cm" svg:height="4.272cm"/>
          <chart:axis chart:dimension="x" chart:name="primary-x" chart:style-name="ch6" chartooo:axis-type="auto">
            <chartooo:date-scale/>
            <chart:title svg:x="5.906cm" svg:y="8.023cm" chart:style-name="ch7">
              <text:p>Particiones</text:p>
            </chart:title>
            <chart:categories table:cell-range-address="n10.C2:n10.C10"/>
          </chart:axis>
          <chart:axis chart:dimension="y" chart:name="primary-y" chart:style-name="ch8">
            <chart:title svg:x="0.451cm" svg:y="5.892cm" chart:style-name="ch9">
              <text:p>% Aciertos</text:p>
            </chart:title>
            <chart:grid chart:style-name="ch10" chart:class="major"/>
          </chart:axis>
          <chart:series chart:style-name="ch11" chart:values-cell-range-address="n10.A2:n10.A10" chart:label-cell-address="n10.A1:n10.A1" chart:class="chart:bar">
            <chart:data-point chart:repeated="9"/>
          </chart:series>
          <chart:series chart:style-name="ch12" chart:values-cell-range-address="n10.B2:n10.B10" chart:label-cell-address="n10.B1:n10.B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10.A1:n10.A1</svg:desc>
                </draw:g>
              </table:table-cell>
              <table:table-cell office:value-type="string">
                <text:p>Implementacion</text:p>
                <draw:g>
                  <svg:desc>n10.B1:n10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10.C2:n10.C10</svg:desc>
                </draw:g>
              </table:table-cell>
              <table:table-cell office:value-type="float" office:value="95.1172">
                <text:p>95.1172</text:p>
                <draw:g>
                  <svg:desc>n10.A2:n10.A10</svg:desc>
                </draw:g>
              </table:table-cell>
              <table:table-cell office:value-type="float" office:value="89.083820662768">
                <text:p>89.083820662768</text:p>
                <draw:g>
                  <svg:desc>n10.B2:n10.B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4.0659">
                <text:p>94.0659</text:p>
              </table:table-cell>
              <table:table-cell office:value-type="float" office:value="92.3245614035088">
                <text:p>92.3245614035088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3.4673">
                <text:p>93.4673</text:p>
              </table:table-cell>
              <table:table-cell office:value-type="float" office:value="88.4711779448622">
                <text:p>88.4711779448622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4.7214">
                <text:p>94.7214</text:p>
              </table:table-cell>
              <table:table-cell office:value-type="float" office:value="89.1812865497076">
                <text:p>89.1812865497076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5.0704">
                <text:p>95.0704</text:p>
              </table:table-cell>
              <table:table-cell office:value-type="float" office:value="92.280701754386">
                <text:p>92.280701754386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5.1754">
                <text:p>95.1754</text:p>
              </table:table-cell>
              <table:table-cell office:value-type="float" office:value="93.4210526315789">
                <text:p>93.4210526315789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6.4912">
                <text:p>96.4912</text:p>
              </table:table-cell>
              <table:table-cell office:value-type="float" office:value="95.906432748538">
                <text:p>95.906432748538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5.614">
                <text:p>95.614</text:p>
              </table:table-cell>
              <table:table-cell office:value-type="float" office:value="98.2456140350877">
                <text:p>98.2456140350877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6.4912">
                <text:p>96.4912</text:p>
              </table:table-cell>
              <table:table-cell office:value-type="float" office:value="89.4736842105263">
                <text:p>89.47368421052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cm" svg:y="0.315cm" chart:style-name="ch2">
          <text:p>Resultados para el cojunto Wdbc</text:p>
        </chart:title>
        <chart:subtitle svg:x="5.128cm" svg:y="1.296cm" chart:style-name="ch3">
          <text:p>con División Porcentual y nN=20</text:p>
        </chart:subtitle>
        <chart:legend chart:legend-position="end" svg:x="12.835cm" svg:y="3.956cm" style:legend-expansion="high" chart:style-name="ch4"/>
        <chart:plot-area chart:style-name="ch5" table:cell-range-address="n20.B2:n20.C10 n20.A1:n20.A10 n20.B1:n20.B1" chart:data-source-has-labels="both" svg:x="1.328cm" svg:y="2.335cm" svg:width="10.868cm" svg:height="5.507cm">
          <chartooo:coordinate-region svg:x="2.129cm" svg:y="2.533cm" svg:width="10.028cm" svg:height="4.272cm"/>
          <chart:axis chart:dimension="x" chart:name="primary-x" chart:style-name="ch6" chartooo:axis-type="auto">
            <chartooo:date-scale/>
            <chart:title svg:x="5.906cm" svg:y="8.023cm" chart:style-name="ch7">
              <text:p>Particiones</text:p>
            </chart:title>
            <chart:categories table:cell-range-address="n20.C2:n20.C10"/>
          </chart:axis>
          <chart:axis chart:dimension="y" chart:name="primary-y" chart:style-name="ch8">
            <chart:title svg:x="0.451cm" svg:y="5.892cm" chart:style-name="ch9">
              <text:p>% Aciertos</text:p>
            </chart:title>
            <chart:grid chart:style-name="ch10" chart:class="major"/>
          </chart:axis>
          <chart:series chart:style-name="ch11" chart:values-cell-range-address="n20.A2:n20.A10" chart:label-cell-address="n20.A1:n20.A1" chart:class="chart:bar">
            <chart:data-point chart:repeated="9"/>
          </chart:series>
          <chart:series chart:style-name="ch12" chart:values-cell-range-address="n20.B2:n20.B10" chart:label-cell-address="n20.B1:n20.B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20.A1:n20.A1</svg:desc>
                </draw:g>
              </table:table-cell>
              <table:table-cell office:value-type="string">
                <text:p>Implementacion</text:p>
                <draw:g>
                  <svg:desc>n20.B1:n20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20.C2:n20.C10</svg:desc>
                </draw:g>
              </table:table-cell>
              <table:table-cell office:value-type="float" office:value="93.75">
                <text:p>93.75</text:p>
                <draw:g>
                  <svg:desc>n20.A2:n20.A10</svg:desc>
                </draw:g>
              </table:table-cell>
              <table:table-cell office:value-type="float" office:value="91.2280701754386">
                <text:p>91.2280701754386</text:p>
                <draw:g>
                  <svg:desc>n20.B2:n20.B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5.1648">
                <text:p>95.1648</text:p>
              </table:table-cell>
              <table:table-cell office:value-type="float" office:value="90.3508771929825">
                <text:p>90.350877192982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3.9698">
                <text:p>93.9698</text:p>
              </table:table-cell>
              <table:table-cell office:value-type="float" office:value="91.4786967418546">
                <text:p>91.4786967418546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4.7214">
                <text:p>94.7214</text:p>
              </table:table-cell>
              <table:table-cell office:value-type="float" office:value="90.9356725146199">
                <text:p>90.935672514619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3.3099">
                <text:p>93.3099</text:p>
              </table:table-cell>
              <table:table-cell office:value-type="float" office:value="91.9298245614035">
                <text:p>91.929824561403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3.4211">
                <text:p>93.4211</text:p>
              </table:table-cell>
              <table:table-cell office:value-type="float" office:value="94.2982456140351">
                <text:p>94.2982456140351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5.3216">
                <text:p>95.3216</text:p>
              </table:table-cell>
              <table:table-cell office:value-type="float" office:value="94.1520467836257">
                <text:p>94.152046783625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4.7368">
                <text:p>94.7368</text:p>
              </table:table-cell>
              <table:table-cell office:value-type="float" office:value="92.9824561403509">
                <text:p>92.9824561403509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4.7368">
                <text:p>94.7368</text:p>
              </table:table-cell>
              <table:table-cell office:value-type="float" office:value="92.9824561403509">
                <text:p>92.98245614035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6cm" svg:y="0.315cm" chart:style-name="ch2">
          <text:p>Resultados para el cojunto Wdbc</text:p>
        </chart:title>
        <chart:subtitle svg:x="5.128cm" svg:y="1.296cm" chart:style-name="ch3">
          <text:p>con División Porcentual y nN=30</text:p>
        </chart:subtitle>
        <chart:legend chart:legend-position="end" svg:x="12.835cm" svg:y="3.956cm" style:legend-expansion="high" chart:style-name="ch4"/>
        <chart:plot-area chart:style-name="ch5" table:cell-range-address="n30.B2:n30.C10 n30.A1:n30.A10 n30.B1:n30.B1" chart:data-source-has-labels="both" svg:x="1.328cm" svg:y="2.335cm" svg:width="10.868cm" svg:height="5.507cm">
          <chartooo:coordinate-region svg:x="2.129cm" svg:y="2.533cm" svg:width="10.028cm" svg:height="4.272cm"/>
          <chart:axis chart:dimension="x" chart:name="primary-x" chart:style-name="ch6" chartooo:axis-type="auto">
            <chartooo:date-scale/>
            <chart:title svg:x="5.906cm" svg:y="8.023cm" chart:style-name="ch7">
              <text:p>Particiones</text:p>
            </chart:title>
            <chart:categories table:cell-range-address="n30.C2:n30.C10"/>
          </chart:axis>
          <chart:axis chart:dimension="y" chart:name="primary-y" chart:style-name="ch8">
            <chart:title svg:x="0.451cm" svg:y="5.892cm" chart:style-name="ch9">
              <text:p>% Aciertos</text:p>
            </chart:title>
            <chart:grid chart:style-name="ch10" chart:class="major"/>
          </chart:axis>
          <chart:series chart:style-name="ch11" chart:values-cell-range-address="n30.A2:n30.A10" chart:label-cell-address="n30.A1:n30.A1" chart:class="chart:bar">
            <chart:data-point chart:repeated="9"/>
          </chart:series>
          <chart:series chart:style-name="ch12" chart:values-cell-range-address="n30.B2:n30.B10" chart:label-cell-address="n30.B1:n30.B1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30.A1:n30.A1</svg:desc>
                </draw:g>
              </table:table-cell>
              <table:table-cell office:value-type="string">
                <text:p>Implementacion</text:p>
                <draw:g>
                  <svg:desc>n30.B1:n30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n30.C2:n30.C10</svg:desc>
                </draw:g>
              </table:table-cell>
              <table:table-cell office:value-type="float" office:value="91.7969">
                <text:p>91.7969</text:p>
                <draw:g>
                  <svg:desc>n30.A2:n30.A10</svg:desc>
                </draw:g>
              </table:table-cell>
              <table:table-cell office:value-type="float" office:value="85.3801169590643">
                <text:p>85.3801169590643</text:p>
                <draw:g>
                  <svg:desc>n30.B2:n30.B10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92.967">
                <text:p>92.967</text:p>
              </table:table-cell>
              <table:table-cell office:value-type="float" office:value="90.3508771929825">
                <text:p>90.350877192982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4.2211">
                <text:p>94.2211</text:p>
              </table:table-cell>
              <table:table-cell office:value-type="float" office:value="89.9749373433584">
                <text:p>89.974937343358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94.4282">
                <text:p>94.4282</text:p>
              </table:table-cell>
              <table:table-cell office:value-type="float" office:value="92.6900584795322">
                <text:p>92.690058479532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92.9577">
                <text:p>92.9577</text:p>
              </table:table-cell>
              <table:table-cell office:value-type="float" office:value="87.719298245614">
                <text:p>87.71929824561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93.4211">
                <text:p>93.4211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95.9064">
                <text:p>95.9064</text:p>
              </table:table-cell>
              <table:table-cell office:value-type="float" office:value="92.9824561403509">
                <text:p>92.9824561403509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94.7368">
                <text:p>94.7368</text:p>
              </table:table-cell>
              <table:table-cell office:value-type="float" office:value="93.859649122807">
                <text:p>93.859649122807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94.7368">
                <text:p>94.7368</text:p>
              </table:table-cell>
              <table:table-cell office:value-type="float" office:value="94.7368421052632">
                <text:p>94.73684210526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